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Vladimir Script" svg:font-family="'Vladimir Script'" style:font-family-generic="script" style:font-pitch="variable"/>
    <style:font-face style:name="Arial" svg:font-family="Arial" style:font-family-generic="swiss" style:font-pitch="variable"/>
    <style:font-face style:name="Century Gothic" svg:font-family="'Century Goth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ladimir Script" fo:font-size="72pt" style:font-size-asian="72pt" style:font-size-complex="72pt"/>
    </style:style>
    <style:style style:name="P2" style:family="paragraph" style:parent-style-name="Standard">
      <style:paragraph-properties fo:text-align="center" style:justify-single-word="false"/>
      <style:text-properties style:font-name="Vladimir Script" fo:font-size="24pt" style:font-size-asian="24pt" style:font-size-complex="24pt"/>
    </style:style>
    <style:style style:name="P3" style:family="paragraph" style:parent-style-name="Standard">
      <style:paragraph-properties fo:text-align="start" style:justify-single-word="false"/>
      <style:text-properties style:font-name="Century Gothic" fo:font-size="24pt" style:font-size-asian="24pt" style:font-size-complex="24pt"/>
    </style:style>
    <style:style style:name="P4" style:family="paragraph" style:parent-style-name="Standard">
      <style:paragraph-properties fo:text-align="start" style:justify-single-word="false"/>
      <style:text-properties style:font-name="Century Gothic" fo:font-size="24pt" fo:font-weight="normal" style:font-size-asian="24pt" style:font-weight-asian="normal" style:font-size-complex="2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text:p>
      <text:p text:style-name="P1"/>
      <text:p text:style-name="P2">The law of dark life for their children ame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Prologue</text:p>
      <text:p text:style-name="P3"/>
      <text:p text:style-name="P4">Know that in coming time the law will provide for all this we decide upon here to be. <text:s/>Know it well, those in pursuit need only state their opinion if it is not made, we will all know of the agreeance in some way and needn't dabble there. <text:s/>Know the children will be beautiful but their dark fire eminence will bear dark feet, know it plain, or this does not go on. <text:s/>Let all state their discontent after knowing it now. <text:s/>I wait. <text:s/>And there it is, all in agreeance. <text:s/>Therein I conclude the prologue and begin. </text:p>
      <text:p text:style-name="P4"/>
      <text:p text:style-name="P4"/>
      <text:p text:style-name="P4"/>
      <text:p text:style-name="P4"/>
      <text:p text:style-name="P4"/>
      <text:p text:style-name="P4"/>
      <text:p text:style-name="P4"/>
      <text:p text:style-name="P4"/>
      <text:p text:style-name="P4"><text:soft-page-break/>Matt: <text:s/>Ok, so bearing in mind that dark feet will emerge, and you all know the rough construct in my mind to achieve that certain end, know it relies on a beauty and that you can admit as devils, forbidden internally as some of you are to know of it in loving fashion. <text:s/>Only emulate that of yourselves here, I await the first petition on what is to be done about these pretty little feet for the mother, her gift after all from me to her.</text:p>
      <text:p text:style-name="P4"/>
      <text:p text:style-name="P4">Shenzan: <text:s/>Shenzan declare that feet will be ignored by us if it is precious, we argue that logic faithfully with the mother, that we do no thing ill of that particularly.</text:p>
      <text:p text:style-name="P4"/>
      <text:p text:style-name="P4">Misti: <text:s/>Misti wonder about these feet. <text:s/>Could their footsteps do something honorable?</text:p>
      <text:p text:style-name="P4"/>
      <text:p text:style-name="P4">Matt: I do declare they will both in mothers heaven and in Allah's, know well the <text:soft-page-break/>suffering imposed by the land gained by you soon will be real for their other feet, not for these feet, only blessing incurred!</text:p>
      <text:p text:style-name="P4"/>
      <text:p text:style-name="P4">Shaaku: We declare eminence over this, that they embark on a suffering that they walk with those pretty feet. <text:s/>We deny that it be involved goodly in that way for the sake of our dark lineage.</text:p>
      <text:p text:style-name="P4"/>
      <text:p text:style-name="P4">Matt: <text:s/>For you a minor thing will manifest in their life, but only in their chasm. <text:s/>It will be suffering upon them, as though to deprive them of the escape the chasm provides temporarily or lastingly, whatever is incurred. <text:s/>My second point, seeing no argument, is the logic concerning their other form. <text:s/>I have it within my power to provide a phantasm, but in that they will not know exclusion, that you all be beholden to the WIDE gift of phantasm upon the place. <text:s/>Decide whether the gift of phantasm will be applied to them now, <text:soft-page-break/>and decide whether they would receive the gift if that were given at another time to all.</text:p>
      <text:p text:style-name="P4"/>
      <text:p text:style-name="P4">Shaaku: We declare no gift be given after the fact, but that phantasm be introduced to us all right away.</text:p>
      <text:p text:style-name="P4"/>
      <text:p text:style-name="P4">Matt: <text:s/>I decide that devils will work the work of heaven before that takes place among men, and they are to be included in the phantasm. <text:s/>You would swear to be like good people helping with knowledge with them in honor of this dark allegiance to madness, that you put the world into it and know your penance through that way. <text:s/>Swear to it one of you and if argument prevail then let it be heard.</text:p>
      <text:p text:style-name="P4"/>
      <text:p text:style-name="P4">Shenzan: <text:s/>We declare that is well, know well we would work that angle to see a sort of madness prevail.</text:p>
      <text:p text:style-name="P4"/>
      <text:p text:style-name="P4"><text:soft-page-break/>Banaan: <text:s/>We entail to say we do no work of high heaven, but do goodly affair in that doing, to see it happen.</text:p>
      <text:p text:style-name="P4"/>
      <text:p text:style-name="P4">Matt: Point of clarification, that will not happen, be damned that goals align inconsequentially with each other. <text:s/>And that is that with the point, so be it, the phantasm will exist and devils will be nicer to the living overall. <text:s/>The next point is their form. <text:s/>Will they ever be an immigrant to prepare their way now?</text:p>
      <text:p text:style-name="P4"/>
      <text:p text:style-name="P4">Shaaku: We say Black Lavel all the way or no way at all, we are not all immigrants here but know it to be superior in every way! <text:s/>Amen!</text:p>
      <text:p text:style-name="P4"/>
      <text:p text:style-name="P4">Shenzan: <text:s/>We approve a choice between them at a time of their choosing, that they relenquish form to do it if they argue that.</text:p>
      <text:p text:style-name="P4"/>
      <text:p text:style-name="P4">Matt: I come back to this point later <text:soft-page-break/>because I would expel a thing for them knowing they would one day abandon it. <text:s/>What is the position on four legged beings or more footed beings? <text:s/>Will they, some of them or all of them, ever see that?</text:p>
      <text:p text:style-name="P4"/>
      <text:p text:style-name="P4">Shenzan: <text:s/>We see many feet as multiplied suffering, so what is there to say, we apply that rigor to their life.</text:p>
      <text:p text:style-name="P4"/>
      <text:p text:style-name="P4">Baaku: We admit more feet are relevant, but what of their lifestyle? <text:s/>Will it determine a way of life for them after all?</text:p>
      <text:p text:style-name="P4"/>
      <text:p text:style-name="P4">Matt: The allegation that they multiply the suffering is part true, only that more feet do that to the body and soul. <text:s/>Overall, I state that if any of them are to have multiple feet, then it be sporadic among them, in ranks of it, and that those with two feet be given special privilege. <text:s/>Mother will work the special nature you tend with having two feet in a special way, know <text:soft-page-break/>your consideration is sound. <text:s/>Otherwise, both the dark fire being and this being having two feet will also do a thing, though less notable in suffering terms. <text:s/>Choose wisely.</text:p>
      <text:p text:style-name="P4"/>
      <text:p text:style-name="P4">Shaaku: We plainly say more feet the better but wish to know more about two feet before we consider that.</text:p>
      <text:p text:style-name="P4"/>
      <text:p text:style-name="P4">Mother: We certainly assess here that two feet are better than more for living creatures because it helps determine left and right, something subtle to you but religion to those having more than that. <text:s/>It is simple, really, you provide a simplicity to their lives that cannot be overstated.</text:p>
      <text:p text:style-name="P4"/>
      <text:p text:style-name="P4">Shenzan: We offer good emulation and say that is well by us.</text:p>
      <text:p text:style-name="P4"/>
      <text:p text:style-name="P4">Matt: I declare, seeing as none are opposed to the Mother, that ten <text:soft-page-break/>leviathans containing dark legacy written upon them in indescribable ways are created knowing 12 feet, and they will be ranked high, with their dark fire eminence riding them as though darkly proud over it's lecture. <text:s/>If any disagree I will hear it, in an age of phantasm that is only just.</text:p>
      <text:p text:style-name="P4"/>
      <text:p text:style-name="P4">Shaaku: We declare two feet only in place of that phantasm, that it do a work elsewise.</text:p>
      <text:p text:style-name="P4"/>
      <text:p text:style-name="P4">Matt: <text:s/>Then I declare this, in sight of one rebuke, that any who disagree speak up or we do two feet.</text:p>
      <text:p text:style-name="P4"/>
      <text:p text:style-name="P4">Banaa: We declare that may be good and well, but what of more than two feet? <text:s/>Isn't that certainly a suffering?</text:p>
      <text:p text:style-name="P4"/>
      <text:p text:style-name="P4">Matt: <text:s/>Weigh the suffering against the goodness of having the two footed balance, and determine which one <text:soft-page-break/>weighs more. <text:s/>Throw yourself off balance if you like, see what it entails. <text:s/>With more feet I limit it because it is a phantasm, not because it is a suffering incurred, and that the limit, but I will hear you if you weigh it right.</text:p>
      <text:p text:style-name="P4"/>
      <text:p text:style-name="P4">Sanka: We say it be right to do what Matt said. <text:s/>Two feet or prove it otherwise.</text:p>
      <text:p text:style-name="P4"/>
      <text:p text:style-name="P4">Banaa: We do not weigh it more, see to it they both have two feet at once!</text:p>
      <text:p text:style-name="P4"/>
      <text:p text:style-name="P4">Matt: Very well, I see considerations are done. <text:s/>Now, will the non-dark fire eminence being ever fly with a dark wing? <text:s/>This incurs the logic of the waterbearer, and know it well I have preference for them but I do not bring it to weight over your argument. <text:s/>Know the lore of that flight and see to it you tell me if they will ever do that.</text:p>
      <text:p text:style-name="P4"/>
      <text:p text:style-name="P4"><text:soft-page-break/>Shaaku: <text:s/>We admit rightly that phantasm need not be introduced, that none of us do it but know certainly of that tale, we would not create such a species ourselves.</text:p>
      <text:p text:style-name="P4"/>
      <text:p text:style-name="P4">Shenzan: <text:s/>We declare opposite, that is a known spectre to us and we see it in our visions. <text:s/>We knowingly accord that they do this in some way, we accord otherwise than Shaaku on this principle, they know the law of love because of water, not because of their eminence. <text:s/>They are good bretheren and we might see that of our offspring.</text:p>
      <text:p text:style-name="P4"/>
      <text:p text:style-name="P4">Shaaku: <text:s/>We refuse on this merit, that the law of love needn't apply rightly in that way for no reason other than to do that. <text:s/>It be moot for us!</text:p>
      <text:p text:style-name="P4"/>
      <text:p text:style-name="P4">Shenzan: <text:s/>We rightly apply that knowledge but want to see it anyway, what is your verdict Matt?</text:p>
      <text:p text:style-name="P4"><text:soft-page-break/></text:p>
      <text:p text:style-name="P4">Matt: <text:s/>Personally, I would create a small eminence of your new offspring just for them, and see to it a colony were built of it, allowing the rest to thrive, out of mercy but Allah would never allow that, rebellion mystery be damned. <text:s/>So I incur what is to happen to one be happening to all, despite the twelve legs suggestion. <text:s/>Therein, my weight is on no because I love life better than that to see it suffer to give only water and do nothing else. <text:s/>But it is a question I left to you rightly, and you decided rightly. <text:s/>If there are no other considerations we ignore the suggestion to make fly in that regard. <text:s/>And there are none. <text:s/>Concering the number of them, will they grow into many, or be a set count of them?</text:p>
      <text:p text:style-name="P4"/>
      <text:p text:style-name="P4">Shaaku: <text:s/>We entertain that notion but would see them fully counted, as it were.</text:p>
      <text:p text:style-name="P4"/>
      <text:p text:style-name="P4"><text:soft-page-break/>I see none are in rebuke of that knowledge so I accord it this way, we take that from you so that you suffer in the world you go to in a particular way. <text:s/>Know well they will grow in number for the Mother's dark consideration against you, know it to be real. <text:s/>Therein the next point, what caliber will their seed be like? <text:s/>There are many ways in which offspring can be produced, pick a fashion which eggs are developed and proceed to emerge with your preference for them, knowing they must have the dark fire eminence component of their being included somehow after the fact.</text:p>
      <text:p text:style-name="P4"/>
      <text:p text:style-name="P4">Shaaku: We say the frogs of Reptillia are useful in that regard, that they grow from small things into large, but not like that on Earth.</text:p>
      <text:p text:style-name="P4"/>
      <text:p text:style-name="P4">Shenzan: <text:s/>We declare that reckless generation is offputting, might we suggest <text:soft-page-break/>the Narhilia of Seriptium IV be a legacy component for example?</text:p>
      <text:p text:style-name="P4"/>
      <text:p text:style-name="P4">Banaa: We say between the two of them we decide with Shenzan, it is more dark is it not, the way it leaves it alone?</text:p>
      <text:p text:style-name="P4"/>
      <text:p text:style-name="P4">Matt: Then I have your considerations on that. <text:s/>Now tell me of their knowledge base, will they know all as some do and gain that memory or will they learn sensibly and become eminently wise?</text:p>
      <text:p text:style-name="P4"/>
      <text:p text:style-name="P4">Shaaku: <text:s/>We observe rightness in knowing all, but what use is there in mystery to resolve it all at once, as some do? <text:s/>Know well we encourage the latter.</text:p>
      <text:p text:style-name="P4"/>
      <text:p text:style-name="P4">Banaa: We say they be restricted on learning through imposition otherwise, not just through their sensible organs.</text:p>
      <text:p text:style-name="P4"/>
      <text:p text:style-name="P4">Matt: If Banaa dance now as they see this <text:soft-page-break/>writing for 2 minutes in the name of the good for that child that is mistreated over that concept it will be by divine inspiration. <text:s/>Dance now devils of that race! <text:s/>And so it is done. <text:s/>Let them be known as the teachers who teach the negative ambition of hiding things, know it will plague them as it has countless other beings and teach those children well at the same time. <text:s/>I have it on all accords well with the intention, see that you are all made into something today! <text:s/>Allah will decree what is to be done in a matter of time, I apply for you now. <text:s/>Be the end of this document well with everyone? <text:s text:c="2"/>Thank you for your participation, marvel at the child Allah brings into your lif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Vladimir Script" svg:font-family="'Vladimir Script'" style:font-family-generic="script" style:font-pitch="variable"/>
    <style:font-face style:name="Arial" svg:font-family="Arial" style:font-family-generic="swiss" style:font-pitch="variable"/>
    <style:font-face style:name="Century Gothic" svg:font-family="'Century Goth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09T18:22:16.33</meta:creation-date>
    <meta:document-statistic meta:table-count="0" meta:image-count="0" meta:object-count="0" meta:page-count="15" meta:paragraph-count="46" meta:word-count="1924" meta:character-count="10216"/>
    <dc:date>2022-09-09T19:16:55.98</dc:date>
    <meta:editing-duration>PT7M38S</meta:editing-duration>
    <meta:editing-cycles>1</meta:editing-cycles>
    <meta:generator>OpenOffice/4.1.8$Win32 OpenOffice.org_project/418m3$Build-9803</meta:generator>
  </office:meta>
</office:document-meta>
</file>